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P1" style:family="paragraph" style:parent-style-name="Text_20_body">
      <style:paragraph-properties fo:text-align="start" style:justify-single-word="false"/>
      <style:text-properties officeooo:paragraph-rsid="00549000"/>
    </style:style>
    <style:style style:name="P2" style:family="paragraph" style:parent-style-name="Text_20_body">
      <style:paragraph-properties fo:text-align="center" style:justify-single-word="false"/>
      <style:text-properties style:font-name="Calibri2" fo:font-size="11pt" officeooo:paragraph-rsid="00544edf" style:font-size-asian="11pt" style:font-size-complex="11pt"/>
    </style:style>
    <style:style style:name="P3" style:family="paragraph" style:parent-style-name="Text_20_body">
      <style:paragraph-properties fo:text-align="start" style:justify-single-word="false"/>
      <style:text-properties style:font-name="Calibri2" fo:font-size="11pt" officeooo:rsid="0012e081" officeooo:paragraph-rsid="00544edf" style:font-size-asian="11pt" style:font-size-complex="11pt"/>
    </style:style>
    <style:style style:name="P4" style:family="paragraph" style:parent-style-name="Text_20_body">
      <style:paragraph-properties fo:text-align="start" style:justify-single-word="false"/>
      <style:text-properties style:font-name="Calibri2" fo:font-size="11pt" officeooo:rsid="0012e081" officeooo:paragraph-rsid="00682e57" style:font-size-asian="11pt" style:font-size-complex="11pt"/>
    </style:style>
    <style:style style:name="P5" style:family="paragraph" style:parent-style-name="Text_20_body">
      <style:paragraph-properties fo:text-align="start" style:justify-single-word="false"/>
      <style:text-properties style:font-name="Calibri2" fo:font-size="11pt" officeooo:rsid="00549000" officeooo:paragraph-rsid="0055e4a4" style:font-size-asian="11pt" style:font-size-complex="11pt"/>
    </style:style>
    <style:style style:name="P6" style:family="paragraph" style:parent-style-name="Text_20_body">
      <style:paragraph-properties fo:text-align="start" style:justify-single-word="false"/>
      <style:text-properties style:font-name="Calibri2" fo:font-size="11pt" officeooo:rsid="00549000" officeooo:paragraph-rsid="00571257" style:font-size-asian="11pt" style:font-size-complex="11pt"/>
    </style:style>
    <style:style style:name="P7" style:family="paragraph" style:parent-style-name="Text_20_body">
      <style:paragraph-properties fo:text-align="start" style:justify-single-word="false"/>
      <style:text-properties style:font-name="Calibri2" fo:font-size="11pt" officeooo:rsid="00549000" officeooo:paragraph-rsid="0069422c" style:font-size-asian="11pt" style:font-size-complex="11pt"/>
    </style:style>
    <style:style style:name="P8" style:family="paragraph" style:parent-style-name="Text_20_body">
      <style:paragraph-properties fo:text-align="start" style:justify-single-word="false"/>
      <style:text-properties style:font-name="Calibri2" fo:font-size="11pt" officeooo:rsid="0020a92c" officeooo:paragraph-rsid="00544edf" style:font-size-asian="11pt" style:font-size-complex="11pt"/>
    </style:style>
    <style:style style:name="P9" style:family="paragraph" style:parent-style-name="Text_20_body">
      <style:paragraph-properties fo:text-align="start" style:justify-single-word="false"/>
      <style:text-properties style:font-name="Calibri2" fo:font-size="11pt" officeooo:rsid="00143055" officeooo:paragraph-rsid="00544edf" style:font-size-asian="11pt" style:font-size-complex="11pt"/>
    </style:style>
    <style:style style:name="P10" style:family="paragraph" style:parent-style-name="Text_20_body">
      <style:paragraph-properties fo:text-align="start" style:justify-single-word="false"/>
      <style:text-properties style:font-name="Calibri2" fo:font-size="11pt" officeooo:rsid="00143055" officeooo:paragraph-rsid="005d354d" style:font-size-asian="11pt" style:font-size-complex="11pt"/>
    </style:style>
    <style:style style:name="P11" style:family="paragraph" style:parent-style-name="Text_20_body">
      <style:paragraph-properties fo:text-align="start" style:justify-single-word="false"/>
      <style:text-properties style:font-name="Calibri2" fo:font-size="11pt" officeooo:rsid="00143055" officeooo:paragraph-rsid="00682e57" style:font-size-asian="11pt" style:font-size-complex="11pt"/>
    </style:style>
    <style:style style:name="P12" style:family="paragraph" style:parent-style-name="Text_20_body">
      <style:paragraph-properties fo:text-align="start" style:justify-single-word="false"/>
      <style:text-properties style:font-name="Calibri2" fo:font-size="11pt" officeooo:rsid="005d354d" officeooo:paragraph-rsid="005d354d" style:font-size-asian="11pt" style:font-size-complex="11pt"/>
    </style:style>
    <style:style style:name="P13" style:family="paragraph" style:parent-style-name="Text_20_body">
      <style:paragraph-properties fo:text-align="start" style:justify-single-word="false"/>
      <style:text-properties style:font-name="Calibri2" fo:font-size="11pt" officeooo:rsid="00682e57" officeooo:paragraph-rsid="00682e57" style:font-size-asian="11pt" style:font-size-complex="11pt"/>
    </style:style>
    <style:style style:name="P14" style:family="paragraph" style:parent-style-name="Text_20_body">
      <style:paragraph-properties fo:text-align="start" style:justify-single-word="false"/>
      <style:text-properties style:font-name="Calibri2" fo:font-size="11pt" officeooo:rsid="006cfc9c" officeooo:paragraph-rsid="00682e57" style:font-size-asian="11pt" style:font-size-complex="11pt"/>
    </style:style>
    <style:style style:name="P15" style:family="paragraph" style:parent-style-name="Text_20_body">
      <style:paragraph-properties fo:text-align="start" style:justify-single-word="false"/>
      <style:text-properties style:font-name="Calibri2" fo:font-size="11pt" officeooo:rsid="001326b0" officeooo:paragraph-rsid="00682e57" style:font-size-asian="11pt" style:font-size-complex="11pt"/>
    </style:style>
    <style:style style:name="P16" style:family="paragraph" style:parent-style-name="Text_20_body">
      <style:paragraph-properties fo:text-align="start" style:justify-single-word="false"/>
      <style:text-properties style:font-name="Calibri2" fo:font-size="11pt" officeooo:rsid="006fbd51" officeooo:paragraph-rsid="006fbd51" style:font-size-asian="11pt" style:font-size-complex="11pt"/>
    </style:style>
    <style:style style:name="P17" style:family="paragraph" style:parent-style-name="Text_20_body">
      <style:paragraph-properties fo:text-align="start" style:justify-single-word="false"/>
      <style:text-properties style:font-name="Calibri2" fo:font-size="11pt" officeooo:rsid="0069c15b" officeooo:paragraph-rsid="00734930" style:font-size-asian="11pt" style:font-size-complex="11pt"/>
    </style:style>
    <style:style style:name="P18" style:family="paragraph" style:parent-style-name="Text_20_body">
      <style:paragraph-properties fo:text-align="start" style:justify-single-word="false"/>
      <style:text-properties style:font-name="Calibri2" fo:font-size="11pt" officeooo:rsid="00733ea1" officeooo:paragraph-rsid="006fbd51" style:font-size-asian="11pt" style:font-size-complex="11pt"/>
    </style:style>
    <style:style style:name="P19" style:family="paragraph" style:parent-style-name="Text_20_body">
      <style:paragraph-properties fo:text-align="start" style:justify-single-word="false"/>
      <style:text-properties style:font-name="Calibri2" fo:font-size="11pt" officeooo:rsid="0071a633" officeooo:paragraph-rsid="0070e049" style:font-size-asian="11pt" style:font-size-complex="11pt"/>
    </style:style>
    <style:style style:name="P20" style:family="paragraph" style:parent-style-name="Text_20_body">
      <style:text-properties style:font-name="Calibri2" fo:font-size="11pt" fo:font-weight="normal" officeooo:rsid="0071bbd2" officeooo:paragraph-rsid="0070e049" style:font-size-asian="11pt" style:font-weight-asian="normal" style:font-size-complex="11pt" style:font-weight-complex="normal"/>
    </style:style>
    <style:style style:name="P21" style:family="paragraph" style:parent-style-name="Text_20_body">
      <style:text-properties officeooo:paragraph-rsid="006fbd51"/>
    </style:style>
    <style:style style:name="P22" style:family="paragraph" style:parent-style-name="Text_20_body">
      <style:text-properties officeooo:paragraph-rsid="0070e049"/>
    </style:style>
    <style:style style:name="P23" style:family="paragraph" style:parent-style-name="Standard">
      <style:paragraph-properties fo:text-align="start" style:justify-single-word="false"/>
      <style:text-properties style:font-name="Calibri2" fo:font-size="11pt" officeooo:rsid="00143055" officeooo:paragraph-rsid="0069c15b" style:font-size-asian="11pt" style:font-size-complex="11pt"/>
    </style:style>
    <style:style style:name="P24" style:family="paragraph" style:parent-style-name="Untitled1">
      <style:text-properties style:font-name="Calibri2" fo:font-size="11pt" officeooo:rsid="00682e57" style:font-size-asian="11pt" style:font-size-complex="11pt"/>
    </style:style>
    <style:style style:name="P25" style:family="paragraph" style:parent-style-name="Untitled1">
      <style:text-properties style:font-name="Calibri2" fo:font-size="11pt" officeooo:rsid="00682e57" officeooo:paragraph-rsid="006fbd51" style:font-size-asian="11pt" style:font-size-complex="11pt"/>
    </style:style>
    <style:style style:name="P26" style:family="paragraph" style:parent-style-name="Heading_20_1">
      <style:paragraph-properties fo:text-align="center" style:justify-single-word="false"/>
      <style:text-properties style:font-name="Calibri2" fo:font-size="11pt" officeooo:paragraph-rsid="00544edf" style:font-size-asian="11pt" style:font-size-complex="11pt"/>
    </style:style>
    <style:style style:name="P27" style:family="paragraph" style:parent-style-name="Heading_20_1">
      <style:paragraph-properties fo:text-align="center" style:justify-single-word="false"/>
      <style:text-properties style:font-name="Calibri2" fo:font-size="11pt" officeooo:rsid="00682e57" officeooo:paragraph-rsid="00682e57" style:font-size-asian="11pt" style:font-size-complex="11pt"/>
    </style:style>
    <style:style style:name="P28" style:family="paragraph" style:parent-style-name="List_20_Contents" style:list-style-name="L1"/>
    <style:style style:name="P29" style:family="paragraph" style:parent-style-name="List_20_Contents" style:list-style-name="L1">
      <style:paragraph-properties fo:text-align="start" style:justify-single-word="false"/>
      <style:text-properties style:font-name="Calibri2" fo:font-size="11pt" officeooo:rsid="0012e081" officeooo:paragraph-rsid="005d354d" style:font-size-asian="11pt" style:font-size-complex="11pt"/>
    </style:style>
    <style:style style:name="P30" style:family="paragraph" style:parent-style-name="List_20_Contents" style:list-style-name="L1">
      <style:paragraph-properties fo:text-align="start" style:justify-single-word="false"/>
      <style:text-properties style:font-name="Calibri2" fo:font-size="11pt" officeooo:rsid="0012e081" officeooo:paragraph-rsid="00544edf" style:font-size-asian="11pt" style:font-size-complex="11pt"/>
    </style:style>
    <style:style style:name="P31" style:family="paragraph" style:parent-style-name="List_20_Contents" style:list-style-name="L1">
      <style:paragraph-properties fo:text-align="start" style:justify-single-word="false"/>
      <style:text-properties style:font-name="Calibri2" fo:font-size="11pt" officeooo:rsid="001dde8c" officeooo:paragraph-rsid="00544edf" style:font-size-asian="11pt" style:font-size-complex="11pt"/>
    </style:style>
    <style:style style:name="P32" style:family="paragraph" style:parent-style-name="Numbering_20_1" style:list-style-name="L1"/>
    <style:style style:name="P33" style:family="paragraph" style:parent-style-name="Text_20_body" style:list-style-name="L2">
      <style:paragraph-properties fo:text-align="start" style:justify-single-word="false"/>
      <style:text-properties style:font-name="Calibri2" fo:font-size="11pt" officeooo:rsid="0069c15b" officeooo:paragraph-rsid="0069c15b" style:font-size-asian="11pt" style:font-size-complex="11pt"/>
    </style:style>
    <style:style style:name="P34" style:family="paragraph" style:parent-style-name="Text_20_body" style:list-style-name="L2">
      <style:paragraph-properties fo:text-align="start" style:justify-single-word="false"/>
      <style:text-properties officeooo:paragraph-rsid="0069c15b"/>
    </style:style>
    <style:style style:name="T1" style:family="text">
      <style:text-properties officeooo:rsid="0012e081"/>
    </style:style>
    <style:style style:name="T2" style:family="text">
      <style:text-properties officeooo:rsid="001326b0"/>
    </style:style>
    <style:style style:name="T3" style:family="text">
      <style:text-properties officeooo:rsid="00143055"/>
    </style:style>
    <style:style style:name="T4" style:family="text">
      <style:text-properties officeooo:rsid="001ac359"/>
    </style:style>
    <style:style style:name="T5" style:family="text">
      <style:text-properties fo:font-weight="bold" style:font-weight-asian="bold" style:font-weight-complex="bold"/>
    </style:style>
    <style:style style:name="T6" style:family="text">
      <style:text-properties fo:font-weight="bold" officeooo:rsid="001ce863" style:font-weight-asian="bold" style:font-weight-complex="bold"/>
    </style:style>
    <style:style style:name="T7" style:family="text">
      <style:text-properties fo:font-weight="bold" officeooo:rsid="0069c15b" style:font-weight-asian="bold" style:font-weight-complex="bold"/>
    </style:style>
    <style:style style:name="T8" style:family="text">
      <style:text-properties style:font-name="Calibri2" fo:font-size="11pt" style:font-size-asian="11pt" style:font-size-complex="11pt"/>
    </style:style>
    <style:style style:name="T9" style:family="text">
      <style:text-properties style:font-name="Calibri2" fo:font-size="11pt" officeooo:rsid="0012e081" style:font-size-asian="11pt" style:font-size-complex="11pt"/>
    </style:style>
    <style:style style:name="T10" style:family="text">
      <style:text-properties style:font-name="Calibri2" fo:font-size="11pt" officeooo:rsid="001bc171" style:font-size-asian="11pt" style:font-size-complex="11pt"/>
    </style:style>
    <style:style style:name="T11" style:family="text">
      <style:text-properties style:font-name="Calibri2" fo:font-size="11pt" officeooo:rsid="001ce863" style:font-size-asian="11pt" style:font-size-complex="11pt"/>
    </style:style>
    <style:style style:name="T12" style:family="text">
      <style:text-properties style:font-name="Calibri2" fo:font-size="11pt" officeooo:rsid="00549000" style:font-size-asian="11pt" style:font-size-complex="11pt"/>
    </style:style>
    <style:style style:name="T13" style:family="text">
      <style:text-properties style:font-name="Calibri2" fo:font-size="11pt" officeooo:rsid="0031a73b" style:font-size-asian="11pt" style:font-size-complex="11pt"/>
    </style:style>
    <style:style style:name="T14" style:family="text">
      <style:text-properties style:font-name="Calibri2" fo:font-size="11pt" officeooo:rsid="0055e4a4" style:font-size-asian="11pt" style:font-size-complex="11pt"/>
    </style:style>
    <style:style style:name="T15" style:family="text">
      <style:text-properties style:font-name="Calibri2" fo:font-size="11pt" officeooo:rsid="005d354d" style:font-size-asian="11pt" style:font-size-complex="11pt"/>
    </style:style>
    <style:style style:name="T16" style:family="text">
      <style:text-properties style:font-name="Calibri2" fo:font-size="11pt" officeooo:rsid="0069c15b" style:font-size-asian="11pt" style:font-size-complex="11pt"/>
    </style:style>
    <style:style style:name="T17" style:family="text">
      <style:text-properties style:font-name="Calibri2" fo:font-size="11pt" fo:font-weight="bold" style:font-size-asian="11pt" style:font-weight-asian="bold" style:font-size-complex="11pt" style:font-weight-complex="bold"/>
    </style:style>
    <style:style style:name="T18" style:family="text">
      <style:text-properties style:font-name="Calibri2" fo:font-size="11pt" fo:font-weight="bold" officeooo:rsid="001ce863" style:font-size-asian="11pt" style:font-weight-asian="bold" style:font-size-complex="11pt" style:font-weight-complex="bold"/>
    </style:style>
    <style:style style:name="T19" style:family="text">
      <style:text-properties style:font-name="Calibri2" fo:font-size="11pt" fo:font-weight="bold" officeooo:rsid="001bc171" style:font-size-asian="11pt" style:font-weight-asian="bold" style:font-size-complex="11pt" style:font-weight-complex="bold"/>
    </style:style>
    <style:style style:name="T20" style:family="text">
      <style:text-properties officeooo:rsid="001bc171"/>
    </style:style>
    <style:style style:name="T21" style:family="text">
      <style:text-properties officeooo:rsid="001ce863"/>
    </style:style>
    <style:style style:name="T22" style:family="text">
      <style:text-properties officeooo:rsid="0031a73b"/>
    </style:style>
    <style:style style:name="T23" style:family="text">
      <style:text-properties officeooo:rsid="005f2553"/>
    </style:style>
    <style:style style:name="T24" style:family="text">
      <style:text-properties officeooo:rsid="00663b6c"/>
    </style:style>
    <style:style style:name="T25" style:family="text">
      <style:text-properties officeooo:rsid="00682e57"/>
    </style:style>
    <style:style style:name="T26" style:family="text">
      <style:text-properties officeooo:rsid="0071bbd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Special Resolution of Shareholders</text:h>
      <text:h text:style-name="P26" text:outline-level="1"><text:span text:style-name="T4"><text:text-input text:description="">{{ company.companyName }}</text:text-input></text:span> <text:span text:style-name="T1">(“Company”)</text:span></text:h>
      <text:h text:style-name="P27" text:outline-level="1"><text:text-input text:description="">{{ resolutionOptions.dateOfMinute }}</text:text-input></text:h>
      <text:p text:style-name="P2"/>
      <text:p text:style-name="P14"><text:text-input text:description="">{% if resolutionOptions.resolutionType == 'Special Resolution at Shareholder Meeting' %}</text:text-input></text:p>
      <text:p text:style-name="P4">This minute records that on <text:span text:style-name="T25"><text:text-input text:description="">{{ resolutionOptions.dateOfShareholderMeeting }} </text:text-input></text:span> the shareholders of the Company held a meeting, during which the following<text:span text:style-name="T22"><text:text-input text:description="">{% if resolutions|length &gt; 1 %}</text:text-input></text:span> resolution<text:span text:style-name="T2">s were</text:span><text:span text:style-name="T2"><text:text-input text:description="">{% else %}</text:text-input></text:span><text:span text:style-name="T2"> resolution was</text:span><text:span text:style-name="T2"><text:text-input text:description="">{% endif %}</text:text-input></text:span> passed: </text:p>
      <text:p text:style-name="P15"><text:text-input text:description="">{% else %}</text:text-input></text:p>
      <text:p text:style-name="P13">The shareholders of the Company named below hereby resolve in accordance with section 122 of the Companies Act 1993: </text:p>
      <text:p text:style-name="P4"><text:span text:style-name="T25"><text:text-input text:description="">{% endif %}</text:text-input></text:span><text:span text:style-name="T25"> </text:span></text:p>
      <text:p text:style-name="P3"><text:span text:style-name="T3"><text:text-input text:description="">{% for resolution in resolutions %}</text:text-input></text:span> </text:p>
      <text:p text:style-name="P8"><text:text-input text:description="">{% if resolution.resolutionType == 'Adopt Constitution' %}</text:text-input></text:p>
      <text:list xml:id="list7259136454269119350" text:style-name="L1">
        <text:list-item>
          <text:p text:style-name="P28"><text:span text:style-name="T8">That a constitution in the form </text:span><text:span text:style-name="T17">attached</text:span><text:span text:style-name="T8"> be adopted for the company with effect from </text:span><text:span text:style-name="T15"><text:text-input text:description="">{{ resolution.date }}</text:text-input></text:span><text:span text:style-name="T8">. <text:s/></text:span><text:a xlink:type="simple" xlink:href="https://browser.catalex.nz/open_article/query?doc_type=instrument&amp;title=Companies%20Act%201993&amp;find=location&amp;location=ss%2032(1)+106(1)(a)" text:style-name="Internet_20_link" text:visited-style-name="Visited_20_Internet_20_Link"><text:span text:style-name="T8">Companies Act 1993, ss 32(1) and 106(1)(a)</text:span></text:a><text:span text:style-name="T8">.</text:span></text:p>
        </text:list-item>
      </text:list>
      <text:p text:style-name="P9"><text:text-input text:description="">{% endif %}</text:text-input></text:p>
      <text:p text:style-name="P8"><text:text-input text:description="">{% if resolution.resolutionType == 'Alter Constitution' %}</text:text-input></text:p>
      <text:list xml:id="list115313222142460" text:continue-numbering="true" text:style-name="L1">
        <text:list-item>
          <text:p text:style-name="P32"><text:span text:style-name="T10">That the constitution of the Company be altered in the manner set out in the </text:span><text:span text:style-name="T19">attached</text:span><text:span text:style-name="T10"> document with effect from </text:span><text:span text:style-name="T15"><text:text-input text:description="">{{ resolution.date }}</text:text-input></text:span><text:span text:style-name="T8">. <text:s/></text:span><text:a xlink:type="simple" xlink:href="https://browser.catalex.nz/open_article/query?doc_type=instrument&amp;title=Companies%20Act%201993&amp;find=location&amp;location=ss%2032(2)+106(1)(a)]" text:style-name="Internet_20_link" text:visited-style-name="Visited_20_Internet_20_Link"><text:span text:style-name="T10">Companies Act 1993, ss 32(2) and 106(1)(a)</text:span></text:a>.</text:p>
        </text:list-item>
      </text:list>
      <text:p text:style-name="P9"><text:text-input text:description="">{% endif %}</text:text-input></text:p>
      <text:p text:style-name="P8"><text:text-input text:description="">{% if resolution.resolutionType == 'Revoke Constitution' %}</text:text-input></text:p>
      <text:list xml:id="list115314044814571" text:continue-numbering="true" text:style-name="L1">
        <text:list-item>
          <text:p text:style-name="P29">That <text:span text:style-name="T20">the</text:span> <text:span text:style-name="T20">constitution of the Company be revoked with effect from </text:span><text:span text:style-name="T20"><text:text-input text:description="">{{ resolution.date }}</text:text-input></text:span>. <text:s/><text:a xlink:type="simple" xlink:href="https://browser.catalex.nz/open_article/query?doc_type=instrument&amp;title=Companies%20Act%201993&amp;find=location&amp;location=ss%2032(2)+106(1)(a)]" text:style-name="Internet_20_link" text:visited-style-name="Visited_20_Internet_20_Link"><text:span text:style-name="T20">Companies Act 1993, ss 32(2) and 106(1)(a)</text:span></text:a>.</text:p>
        </text:list-item>
      </text:list>
      <text:p text:style-name="P9"><text:text-input text:description="">{% endif %}</text:text-input></text:p>
      <text:p text:style-name="P8"><text:text-input text:description="">{% if resolution.resolutionType == 'Approve Major Transaction' %}</text:text-input></text:p>
      <text:list xml:id="list115312743537680" text:continue-numbering="true" text:style-name="L1">
        <text:list-item>
          <text:p text:style-name="P28"><text:span text:style-name="T11">That the major transaction described in the </text:span><text:span text:style-name="T18">attached</text:span><text:span text:style-name="T11"> document(s) be approved</text:span><text:span text:style-name="T9">. <text:s/></text:span><text:a xlink:type="simple" xlink:href="https://browser.catalex.nz/open_article/query?doc_type=instrument&amp;title=Companies%20Act%201993&amp;find=location&amp;location=ss%20106(1)(b)+129(1)" text:style-name="Internet_20_link" text:visited-style-name="Visited_20_Internet_20_Link"><text:span text:style-name="T11">Companies Act 1993, ss 106(1)(b) and 129(1)</text:span></text:a></text:p>
        </text:list-item>
      </text:list>
      <text:p text:style-name="P9"><text:text-input text:description="">{% endif %}</text:text-input></text:p>
      <text:p text:style-name="P8"><text:text-input text:description="">{% if resolution.resolutionType == 'Approve Amalgamation' %}</text:text-input></text:p>
      <text:list xml:id="list115313460471679" text:continue-numbering="true" text:style-name="L1">
        <text:list-item>
          <text:p text:style-name="P30"><text:span text:style-name="T21">That the </text:span><text:span text:style-name="T6">attached</text:span><text:span text:style-name="T21"> amalgamation proposal be approved</text:span>. <text:s/><text:a xlink:type="simple" xlink:href="https://browser.catalex.nz/open_article/query?doc_type=instrument&amp;title=Companies%20Act%201993&amp;find=location&amp;location=ss%20106(1)(d)+241(2)(a)" text:style-name="Internet_20_link" text:visited-style-name="Visited_20_Internet_20_Link"><text:span text:style-name="T21">Companies Act 1993, ss 106(1)(d) and 241(2)(a)</text:span></text:a>.</text:p>
        </text:list-item>
      </text:list>
      <text:p text:style-name="P9"><text:text-input text:description="">{% endif %}</text:text-input></text:p>
      <text:p text:style-name="P12"><text:soft-page-break/><text:text-input text:description="">{% if resolution.resolutionType == 'Put Company into Liquidation' %}</text:text-input></text:p>
      <text:list xml:id="list115312919096274" text:continue-numbering="true" text:style-name="L1">
        <text:list-item>
          <text:p text:style-name="P29"><text:span text:style-name="T20"><text:s/>That the company be put into liquidation by appointing </text:span><text:span text:style-name="T20"><text:text-input text:description="">{{ resolution.liquidators|join_and('name') }}</text:text-input></text:span>. <text:s/><text:a xlink:type="simple" xlink:href="https://browser.catalex.nz/open_article/query?doc_type=instrument&amp;title=Companies%20Act%201993&amp;find=location&amp;location=ss%20106(1)(c)%20+%20221(5)" text:style-name="Internet_20_link" text:visited-style-name="Visited_20_Internet_20_Link"><text:span text:style-name="T23">Companies Act 1993, ss 106(1)(c) and 221(5)]</text:span></text:a>.</text:p>
        </text:list-item>
      </text:list>
      <text:p text:style-name="P10"><text:text-input text:description="">{% endif %}</text:text-input></text:p>
      <text:p text:style-name="P8"><text:text-input text:description="">{% if resolution.resolutionType == 'Custom' %}</text:text-input></text:p>
      <text:list xml:id="list115314525144531" text:continue-numbering="true" text:style-name="L1">
        <text:list-item>
          <text:p text:style-name="P31"><text:text-input text:description="">{{ resolution.text }}</text:text-input></text:p>
        </text:list-item>
      </text:list>
      <text:p text:style-name="P9"><text:text-input text:description="">{% endif %}</text:text-input></text:p>
      <text:p text:style-name="P3"><text:span text:style-name="T4"><text:text-input text:description="">{% endfor %}</text:text-input></text:span> </text:p>
      <text:p text:style-name="P14"><text:text-input text:description="">{% if resolutionOptions.resolutionType == 'Special Resolution at Shareholder Meeting' %}</text:text-input></text:p>
      <text:p text:style-name="P1"><text:span text:style-name="T13"><text:text-input text:description="">{% if resolutions|length &gt; 1 %}</text:text-input></text:span><text:span text:style-name="T12">Each of the above resolutions were </text:span><text:span text:style-name="T13"><text:text-input text:description="">{% else %}</text:text-input></text:span><text:span text:style-name="T12">The above resolution was </text:span><text:span text:style-name="T13"><text:text-input text:description="">{% endif %}</text:text-input></text:span><text:span text:style-name="T12">approved as a special resolution of the Company’s shareholders by a majority of 75% or, if a higher majority is required by the constitution, that higher majority, of the votes of those shareholders entitled to vote and voting on the question. <text:s/></text:span><text:a xlink:type="simple" xlink:href="https://browser.catalex.nz/open_article/query?doc_type=instrument&amp;title=Companies%20Act%201993&amp;find=location&amp;location=ss%202(1)%20+%20106" text:style-name="Internet_20_link" text:visited-style-name="Visited_20_Internet_20_Link"><text:span text:style-name="T12">Companies Act 1993, ss 2(1) and 106</text:span></text:a>.</text:p>
      <text:p text:style-name="P1"><text:span text:style-name="T13"><text:text-input text:description="">{% if resolutions|length &gt; 1 %}</text:text-input></text:span><text:span text:style-name="T12">The resolutions were </text:span><text:span text:style-name="T13"><text:text-input text:description="">{% else %}</text:text-input></text:span><text:span text:style-name="T12">The resolution was </text:span><text:span text:style-name="T13"><text:text-input text:description="">{% endif %}</text:text-input></text:span><text:span text:style-name="T12">approved by special resolution of each interest group of the Company (where applicable) to extent the </text:span><text:span text:style-name="T13"><text:text-input text:description="">{% if resolutions|length &gt; 1 %}</text:text-input></text:span><text:span text:style-name="T12">resolutions affect </text:span><text:span text:style-name="T13"><text:text-input text:description="">{% else %}</text:text-input></text:span><text:span text:style-name="T12">resolution effects </text:span><text:span text:style-name="T12"><text:text-input text:description=""> {% endif %}</text:text-input></text:span><text:span text:style-name="T12"> the rights attached to the Company’s shares. <text:s/></text:span><text:a xlink:type="simple" xlink:href="https://browser.catalex.nz/open_article/query?doc_type=instrument&amp;title=Companies%20Act%201993&amp;find=location&amp;location=ss%20117(1)" text:style-name="Internet_20_link" text:visited-style-name="Visited_20_Internet_20_Link"><text:span text:style-name="T14">Companies Act 1993, s 117(1)</text:span></text:a>.</text:p>
      <text:p text:style-name="P6">This minute is certified as true and correct by <text:span text:style-name="T25"><text:text-input text:description="">{{ resolutionOptions.chairperson.name }}</text:text-input></text:span>, who chaired the shareholders’ meeting. <text:s/><text:a xlink:type="simple" xlink:href="https://browser.catalex.nz/open_article/query?doc_type=instrument&amp;title=Companies%20Act%201993&amp;find=location&amp;location=+sch+1%20cl8(2)+124" text:style-name="Internet_20_link" text:visited-style-name="Visited_20_Internet_20_Link"><text:span text:style-name="T24">Companies Act 1993, s 124 and cl 8(2) of sch 1</text:span></text:a>.</text:p>
      <text:p text:style-name="P6"/>
      <text:p text:style-name="P7"><text:span text:style-name="T5">Signed</text:span> by <text:span text:style-name="T25"><text:text-input text:description="">{{ resolutionOptions.chairperson.name }} </text:text-input></text:span> as chairperson: </text:p>
      <text:p text:style-name="P5"/>
      <text:p text:style-name="Horizontal_20_Line"/>
      <text:p text:style-name="P13"><text:text-input text:description="">{%else %}</text:text-input></text:p>
      <text:p text:style-name="P17">The shareholders signing <text:span text:style-name="T22"><text:text-input text:description="">{% if resolutions|length &gt; 1 %}</text:text-input></text:span><text:span text:style-name="T22">these resolutions </text:span><text:span text:style-name="T22"><text:text-input text:description="">{% else %}</text:text-input></text:span><text:span text:style-name="T22"> this resolution </text:span><text:span text:style-name="T22"><text:text-input text:description="">{% endif %}</text:text-input></text:span>in lieu of a shareholder meeting:</text:p>
      <text:list xml:id="list1421385456918373465" text:style-name="L2">
        <text:list-item>
          <text:p text:style-name="P33">are not less than 75%, or such other percentage as the constitution may require for passing a special resolution, of the shareholders who would be entitled to vote on the resolution at a meeting of the Company’s shareholders;</text:p>
        </text:list-item>
        <text:list-item>
          <text:p text:style-name="P34"><text:span text:style-name="T16">together hold not less than 75% or, if a higher percentage is required by the constitution, that higher percentage, of the votes entitled to be cast on the resolution </text:span><text:a xlink:type="simple" xlink:href="https://browser.catalex.nz/open_article/query?doc_type=instrument&amp;title=Companies%20Act%201993&amp;find=location&amp;location=s%20122" text:style-name="Internet_20_link" text:visited-style-name="Visited_20_Internet_20_Link"><text:span text:style-name="T16">Companies Act 1993, s 122</text:span></text:a><text:span text:style-name="T16">; and </text:span></text:p>
        </text:list-item>
        <text:list-item>
          <text:p text:style-name="P34">confirm that, to the extent this resolution affects the rights attached to shares in terms of section 117(1) of the Companies Act 1993, it has been approved by special resolution of each interest group. </text:p>
        </text:list-item>
      </text:list>
      <text:p text:style-name="P18"><text:text-input text:description="">{% for shareholderPair in resolutionOptions.shareholders|batch(2) %}</text:text-input></text:p>
      <table:table table:name="Table1" table:style-name="Table1">
        <table:table-column table:style-name="Table1.A"/>
        <table:table-column table:style-name="Table1.B"/>
        <text:soft-page-break/>
        <table:table-row>
          <table:table-cell table:style-name="Table1.A1" office:value-type="string">
            <text:p text:style-name="Text_20_body"><text:span text:style-name="T7">S</text:span><text:span text:style-name="T5">igned</text:span> by <text:span text:style-name="T26"><text:text-input text:description="">{{ shareholderPair[0].name }} </text:text-input></text:span>: </text:p>
            <text:p text:style-name="Text_20_body"/>
            <text:p text:style-name="P24"/>
          </table:table-cell>
          <table:table-cell table:style-name="Table1.A1" office:value-type="string">
            <text:p text:style-name="P20"><text:text-input text:description="">{% if shareholderPair[1] %}</text:text-input></text:p>
            <text:p text:style-name="P22"><text:span text:style-name="T7">S</text:span><text:span text:style-name="T5">igned</text:span> by <text:span text:style-name="T26"><text:text-input text:description="">{{ shareholderPair[1].name }} </text:text-input></text:span>: </text:p>
            <text:p text:style-name="P21"/>
            <text:p text:style-name="P25"/>
            <text:p text:style-name="P19"><text:text-input text:description="">{% endif %}</text:text-input></text:p>
          </table:table-cell>
        </table:table-row>
      </table:table>
      <text:p text:style-name="P23"/>
      <text:p text:style-name="P16"><text:text-input text:description="">{% endfor %}</text:text-input></text:p>
      <text:p text:style-name="P11"><text:text-input text:description="">{% endif %}</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NZ"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ibri" fo:font-family="Calibri" style:font-style-name="Bold"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Calibri1" fo:font-family="Calibri"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00%"/>
      <style:text-properties fo:font-size="11pt" fo:font-weight="bold" style:font-size-asian="130%" style:font-weight-asian="bold" style:font-size-complex="130%" style:font-weight-complex="bold"/>
    </style:style>
    <style:style style:name="List_20_Contents" style:display-name="List Contents" style:family="paragraph" style:parent-style-name="Standard" style:class="html">
      <style:paragraph-properties fo:margin-left="0cm" fo:margin-right="0cm" fo:margin-top="0cm" fo:margin-bottom="0.39cm" loext:contextual-spacing="false" fo:text-indent="0cm" style:auto-text-indent="false"/>
      <style:text-properties style:font-name="Calibri1" fo:font-family="Calibri" style:font-style-name="Regular" style:font-family-generic="swiss" style:font-pitch="variable" fo:font-size="11pt" style:font-size-asian="10.5pt"/>
    </style:style>
    <style:style style:name="Horizontal_20_Line" style:display-name="Horizontal Line" style:family="paragraph" style:parent-style-name="Standard" style:next-style-name="Text_20_body" style:class="html" style:master-page-name="">
      <style:paragraph-properties fo:margin-left="0cm" fo:margin-right="12cm" fo:margin-top="0cm" fo:margin-bottom="0.499cm" loext:contextual-spacing="false" fo:text-indent="0cm" style:auto-text-indent="false" style:page-number="auto" fo:padding="0cm" fo:border-left="none" fo:border-right="none" fo:border-top="none" fo:border-bottom="0.06pt solid #808080" style:shadow="none" text:number-lines="false" text:line-number="0" style:join-border="false"/>
      <style:text-properties fo:font-size="11pt" style:font-size-asian="6pt" style:font-size-complex="6pt"/>
    </style:style>
    <style:style style:name="Numbering_20_1" style:display-name="Numbering 1" style:family="paragraph" style:parent-style-name="List" style:list-style-name="List_20_1" style:class="list">
      <style:paragraph-properties fo:margin-top="0cm" fo:margin-bottom="0.212cm" loext:contextual-spacing="false" style:shadow="non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orizontal_20_Line">
      <style:paragraph-properties fo:margin-left="0cm" fo:margin-right="3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Calibri1" fo:font-family="Calibri" style:font-style-name="Regular" style:font-family-generic="swiss" style:font-pitch="variable" fo:font-size="11pt" style:font-size-asian="10.5pt"/>
    </style:style>
    <style:style style:name="Vertical_20_Numbering_20_Symbols" style:display-name="Vertical Numbering Symbols" style:family="text">
      <style:text-properties style:font-name="Calibri1" fo:font-family="Calibri" style:font-style-name="Regular" style:font-family-generic="swiss" style:font-pitch="variable" fo:font-size="11pt" style:font-size-asian="10.5pt" style:text-rotation-angle="90" style:text-rotation-scale="line-height"/>
    </style:style>
    <style:style style:name="Line_20_numbering" style:display-name="Line numbering" style:family="text">
      <style:text-properties style:font-name="Calibri1" fo:font-family="Calibri" style:font-style-name="Regular" style:font-family-generic="swiss" style:font-pitch="variable" fo:font-size="11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4T10:19:35.935912000</meta:creation-date>
    <meta:generator>LibreOffice/5.2.3.3$MacOSX_X86_64 LibreOffice_project/d54a8868f08a7b39642414cf2c8ef2f228f780cf</meta:generator>
    <dc:date>2016-11-10T12:38:43.399874000</dc:date>
    <meta:editing-duration>PT9H11M28S</meta:editing-duration>
    <meta:editing-cycles>95</meta:editing-cycles>
    <meta:document-statistic meta:table-count="1" meta:image-count="0" meta:object-count="0" meta:page-count="3" meta:paragraph-count="48" meta:word-count="757" meta:character-count="4181" meta:non-whitespace-character-count="3583"/>
  </office:meta>
</office:document-meta>
</file>